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anFactoryBasedTargetSource.copyFrom( AbstractBeanFactoryBasedTargetSourc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eanFactoryBasedTargetSource.getTargetClas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BeanFactoryBasedTargetSource.get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FactoryBasedTargetSource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FactoryBasedTarget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eanFactoryBasedTargetSource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eanFactoryBasedTargetSource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eanFactoryBasedTargetSour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FactoryBasedTarget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eanFactoryBasedTargetSource.setTarget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FactoryBasedTargetSource.setTargetBeanName(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BeanFactoryBasedTargetSource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